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fa9b0" officeooo:paragraph-rsid="001fa9b0"/>
    </style:style>
    <style:style style:name="P2" style:family="paragraph" style:parent-style-name="Standard">
      <style:text-properties officeooo:rsid="001fa9b0" officeooo:paragraph-rsid="002076dd"/>
    </style:style>
    <style:style style:name="P3" style:family="paragraph" style:parent-style-name="Standard">
      <style:text-properties officeooo:rsid="002076dd" officeooo:paragraph-rsid="002076dd"/>
    </style:style>
    <style:style style:name="T1" style:family="text">
      <style:text-properties officeooo:rsid="002076d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аписать простенький графический редактор (на WinForms), в котором будут следующие инструменты: карандаш (произвольное рисование), прямая линия, прямоугольник и круг. Редактор должен поддерживать такие возможности:</text:p>
      <text:p text:style-name="P1">- Возможность задавать цвет объекта и фон объекта (для прямоугольник и круга).</text:p>
      <text:p text:style-name="P1">- Сохранение рисунка в файл и его загрузка.</text:p>
      <text:p text:style-name="P1">- Инвертирование рисунка (в принципе любая операция над рисунком, главное, что она должна выполняться в фоновом потоке + отображать прогресс выполнения (замедлить если сильно быстро)). </text:p>
      <text:p text:style-name="P1"/>
      <text:p text:style-name="P2">Вопросы можно задать по skype: <text:span text:style-name="T1">sergey.khodotaev</text:span></text:p>
      <text:p text:style-name="P1"/>
      <text:p text:style-name="P1">Удачи!</text:p>
      <text:p text:style-name="P1"/>
      <text:p text:style-name="P3">Сергей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1T18:03:58.563000000</meta:creation-date>
    <dc:date>2018-08-21T13:08:47.225000000</dc:date>
    <meta:editing-duration>P0D</meta:editing-duration>
    <meta:editing-cycles>2</meta:editing-cycles>
    <meta:generator>LibreOffice/4.2.3.3$Windows_x86 LibreOffice_project/882f8a0a489bc99a9e60c7905a60226254cb6ff0</meta:generator>
    <meta:document-statistic meta:table-count="0" meta:image-count="0" meta:object-count="0" meta:page-count="1" meta:paragraph-count="7" meta:word-count="77" meta:character-count="579" meta:non-whitespace-character-count="508"/>
  </office:meta>
</office:document-meta>
</file>